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frican Ornaments One" svg:font-family="'African Ornaments One'" style:font-pitch="variable"/>
    <style:font-face style:name="CaslonOpnface BT" svg:font-family="'CaslonOpnface BT'" style:font-family-generic="decorative" style:font-pitch="variable"/>
    <style:font-face style:name="Bell MT" svg:font-family="'Bell MT'" style:font-family-generic="roman" style:font-pitch="variable"/>
    <style:font-face style:name="Book Antiqua" svg:font-family="'Book Antiqua'" style:font-family-generic="roman" style:font-pitch="variable"/>
    <style:font-face style:name="Bookman Old Style" svg:font-family="'Bookman Old Style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rpo_20_del_20_testo_20_3">
      <style:paragraph-properties fo:margin-left="0cm" fo:margin-right="0cm" fo:text-align="end" style:justify-single-word="false" fo:text-indent="1.249cm" style:auto-text-indent="false"/>
      <style:text-properties fo:font-variant="small-caps" style:font-name="Garamond" fo:font-size="11pt" fo:language="it" fo:country="IT" style:font-size-asian="11pt"/>
    </style:style>
    <style:style style:name="P2" style:family="paragraph" style:parent-style-name="Standard">
      <style:paragraph-properties fo:margin-left="0cm" fo:margin-right="0cm" fo:text-indent="1.249cm" style:auto-text-indent="false"/>
    </style:style>
    <style:style style:name="P3" style:family="paragraph" style:parent-style-name="Standard">
      <style:paragraph-properties fo:margin-left="0cm" fo:margin-right="0cm" fo:text-indent="1.249cm" style:auto-text-indent="false"/>
      <style:text-properties fo:font-variant="small-caps" style:font-name="Garamond" fo:font-size="11pt" style:font-size-asian="11pt"/>
    </style:style>
    <style:style style:name="P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variant="small-caps" style:font-name="Garamond" fo:font-size="11pt" fo:font-weight="normal" style:font-size-asian="11pt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fo:color="#808080" style:font-name="Garamond"/>
    </style:style>
    <style:style style:name="P7" style:family="paragraph" style:parent-style-name="Standard">
      <style:paragraph-properties fo:text-align="end" style:justify-single-word="false"/>
      <style:text-properties fo:color="#808080"/>
    </style:style>
    <style:style style:name="P8" style:family="paragraph" style:parent-style-name="Standard">
      <style:paragraph-properties fo:margin-left="8.742cm" fo:margin-right="0cm" fo:text-indent="0cm" style:auto-text-indent="false"/>
    </style:style>
    <style:style style:name="P9" style:family="paragraph" style:parent-style-name="Standard">
      <style:paragraph-properties fo:margin-left="12.488cm" fo:margin-right="0cm" fo:text-align="end" style:justify-single-word="false" fo:text-indent="0cm" style:auto-text-indent="false"/>
      <style:text-properties fo:font-variant="small-caps" style:font-name="Garamond" fo:font-size="11pt" style:font-size-asian="11pt"/>
    </style:style>
    <style:style style:name="P10" style:family="paragraph" style:parent-style-name="Horizontal_20_Line">
      <style:text-properties fo:font-size="4pt" style:font-size-asian="3.5pt" style:font-size-complex="4pt"/>
    </style:style>
    <style:style style:name="P11" style:family="paragraph" style:parent-style-name="Heading_20_1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margin-left="0cm" fo:margin-right="-0.018cm" fo:margin-top="0cm" fo:margin-bottom="0.3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T1" style:family="text">
      <style:text-properties fo:color="#993300" style:font-name="CaslonOpnface BT" fo:font-size="24pt" fo:letter-spacing="0.035cm" style:font-size-asian="24pt"/>
    </style:style>
    <style:style style:name="T2" style:family="text">
      <style:text-properties fo:color="#000080" style:font-name="CaslonOpnface BT" fo:font-size="19.5pt" fo:letter-spacing="0.035cm" fo:text-shadow="1pt 1pt" style:font-size-asian="19.5pt" style:font-relief="embossed"/>
    </style:style>
    <style:style style:name="T3" style:family="text">
      <style:text-properties fo:color="#000080" style:font-name="CaslonOpnface BT" fo:font-size="24pt" fo:letter-spacing="0.035cm" fo:text-shadow="1pt 1pt" style:font-size-asian="24pt" style:font-relief="none"/>
    </style:style>
    <style:style style:name="T4" style:family="text">
      <style:text-properties fo:color="#000080" style:font-name="CaslonOpnface BT" fo:font-size="19pt" fo:letter-spacing="0.035cm" fo:text-shadow="1pt 1pt" style:font-size-asian="19pt" style:font-relief="none"/>
    </style:style>
    <style:style style:name="T5" style:family="text">
      <style:text-properties fo:color="#000080" style:font-name="CaslonOpnface BT" fo:font-size="18pt" fo:letter-spacing="0.035cm" fo:text-shadow="1pt 1pt" style:font-size-asian="18pt" style:font-relief="embossed"/>
    </style:style>
    <style:style style:name="T6" style:family="text">
      <style:text-properties fo:color="#000080" style:font-name="Bell MT" fo:font-size="8pt" fo:letter-spacing="0.035cm" style:font-size-asian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3pt" style:font-size-asian="13pt"/>
    </style:style>
    <style:style style:name="T9" style:family="text">
      <style:text-properties style:font-name="Bell MT" fo:font-size="8pt" fo:letter-spacing="0.035cm" style:font-size-asian="8pt"/>
    </style:style>
    <style:style style:name="T10" style:family="text">
      <style:text-properties style:font-name="African Ornaments One" fo:font-size="8pt" fo:letter-spacing="0.035cm" style:font-size-asian="8pt"/>
    </style:style>
    <style:style style:name="T11" style:family="text">
      <style:text-properties fo:font-variant="small-caps"/>
    </style:style>
    <style:style style:name="T12" style:family="text">
      <style:text-properties fo:font-variant="small-caps" style:font-name="Garamond" style:text-underline-style="none"/>
    </style:style>
    <style:style style:name="T13" style:family="text">
      <style:text-properties fo:font-variant="small-caps" style:font-name="Garamond" style:text-underline-style="solid" style:text-underline-width="auto" style:text-underline-color="font-color"/>
    </style:style>
    <style:style style:name="T14" style:family="text">
      <style:text-properties fo:font-variant="small-caps" style:font-name="Garamond" fo:font-size="11pt" style:font-size-asian="11pt"/>
    </style:style>
    <style:style style:name="T15" style:family="text">
      <style:text-properties fo:font-variant="small-caps" style:font-name="Garamond" fo:font-size="11pt" fo:font-style="italic" style:font-size-asian="11pt" style:font-style-asian="italic" style:font-style-complex="italic"/>
    </style:style>
    <style:style style:name="T16" style:family="text">
      <style:text-properties fo:font-variant="small-caps" style:font-name="Garamond" fo:font-size="11pt" fo:language="it" fo:country="IT" style:font-size-asian="11pt"/>
    </style:style>
    <style:style style:name="T17" style:family="text">
      <style:text-properties style:font-name="Garamond"/>
    </style:style>
    <style:style style:name="T18" style:family="text">
      <style:text-properties style:font-name="Garamond" fo:font-size="11pt" style:font-size-asian="11pt"/>
    </style:style>
    <style:style style:name="T19" style:family="text">
      <style:text-properties style:font-name="Garamond" fo:font-size="11pt" style:text-underline-style="solid" style:text-underline-width="auto" style:text-underline-color="font-color" fo:font-weight="bold" style:font-size-asian="11pt" style:font-weight-asian="bold" style:font-weight-complex="bold"/>
    </style:style>
    <style:style style:name="T20" style:family="text">
      <style:text-properties style:font-name="Garamond" fo:font-size="11pt" fo:font-weight="bold" style:font-size-asian="11pt" style:font-weight-asian="bold" style:font-weight-complex="bold"/>
    </style:style>
    <style:style style:name="T21" style:family="text">
      <style:text-properties style:font-name="Garamond" fo:font-size="11pt" fo:font-weight="bold" fo:background-color="transparent" style:font-size-asian="11pt" style:font-weight-asian="bold" style:font-weight-complex="bold"/>
    </style:style>
    <style:style style:name="T22" style:family="text">
      <style:text-properties style:font-name="Garamond" fo:font-weight="bold" fo:background-color="transparent" style:font-weight-asian="bold" style:font-weight-complex="bold"/>
    </style:style>
    <style:style style:name="T23" style:family="text">
      <style:text-properties fo:font-size="11pt"/>
    </style:style>
    <style:style style:name="T24" style:family="text">
      <style:text-properties style:font-size-asian="11pt"/>
    </style:style>
    <style:style style:name="T25" style:family="text">
      <style:text-properties fo:language="it" fo:country="I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o in objects"&gt;</text:placeholder></text:p>
      <text:p text:style-name="P14">Evonove Language School</text:p>
      <text:p text:style-name="P13">Babelfish division</text:p>
      <text:p text:style-name="P13"/>
      <text:p text:style-name="P13"/>
      <text:p text:style-name="P13"/>
      <text:p text:style-name="Standard"/>
      <text:p text:style-name="Standard"/>
      <text:p text:style-name="Standard">Nome: <text:placeholder text:placeholder-type="text">&lt;o.student_id.name&gt;</text:placeholder> <text:s text:c="3"/>Cognome: <text:placeholder text:placeholder-type="text">&lt;o.student_id.last_name&gt;</text:placeholder></text:p>
      <text:p text:style-name="Standard"/>
      <text:p text:style-name="Standard">Tipologia Corso: <text:s/><text:placeholder text:placeholder-type="text">&lt;o.get_session_types()&gt;</text:placeholder></text:p>
      <text:p text:style-name="Standard"/>
      <text:p text:style-name="Standard">dal <text:s/><text:placeholder text:placeholder-type="text">&lt; time.strftime("%d/%m/%Y", time.strptime(o.start_date, "%Y-%m-%d"))&gt;</text:placeholder> <text:s/>al <text:s/><text:placeholder text:placeholder-type="text">&lt; time.strftime("%d/%m/%Y", time.strptime(o.end_date, "%Y-%m-%d"))&gt;</text:placeholder></text:p>
      <text:p text:style-name="Standard">Per un totale di <text:s text:c="5"/><text:placeholder text:placeholder-type="text">&lt;o.hours&gt;</text:placeholder> <text:s text:c="3"/>ore</text:p>
      <text:p text:style-name="Standard"/>
      <text:p text:style-name="Standard">Livello raggiunto: <text:s/><text:placeholder text:placeholder-type="text">&lt;o.level_out.name&gt;</text:placeholder></text:p>
      <text:p text:style-name="Standard">CFU: <text:placeholder text:placeholder-type="text">&lt;o.cfu&gt;</text:placeholder></text:p>
      <text:p text:style-name="Standard">Ore di lezione: <text:placeholder text:placeholder-type="text">&lt;o.hours&gt;</text:placeholder></text:p>
      <text:p text:style-name="Standard">Ore di studio individuale: <text:placeholder text:placeholder-type="text">&lt;o.individual_hours&gt;</text:placeholder> </text:p>
      <text:p text:style-name="Standard">Data dell'esame: <text:placeholder text:placeholder-type="text">&lt;time.strftime('%d/%m/%Y')&gt;</text:placeholder> <text:s/></text:p>
      <text:p text:style-name="Standard">Livello successivo: <text:placeholder text:placeholder-type="text">&lt;o.level_next.name&gt;</text:placeholder></text:p>
      <text:p text:style-name="Standard"/>
      <text:p text:style-name="Standard"/>
      <text:p text:style-name="Standard">Perugia, lì <text:bookmark-start text:name="DDE_LINK"/><text:placeholder text:placeholder-type="text">&lt;time.strftime('%d/%m/%Y')&gt;</text:placeholder></text:p>
      <text:p text:style-name="Standard"/>
      <text:p text:style-name="Standard"/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h text:style-name="P11" text:outline-level="1"><text:span text:style-name="T16"/></text:h>
      <text:h text:style-name="P11" text:outline-level="1"><text:span text:style-name="T16"/></text:h>
      <text:h text:style-name="P11" text:outline-level="1"><text:bookmark-end text:name="DDE_LINK"/><text:span text:style-name="T16"><text:s text:c="2"/></text:span></text:h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frican Ornaments One" svg:font-family="'African Ornaments One'" style:font-pitch="variable"/>
    <style:font-face style:name="CaslonOpnface BT" svg:font-family="'CaslonOpnface BT'" style:font-family-generic="decorative" style:font-pitch="variable"/>
    <style:font-face style:name="Bell MT" svg:font-family="'Bell MT'" style:font-family-generic="roman" style:font-pitch="variable"/>
    <style:font-face style:name="Book Antiqua" svg:font-family="'Book Antiqua'" style:font-family-generic="roman" style:font-pitch="variable"/>
    <style:font-face style:name="Bookman Old Style" svg:font-family="'Bookman Old Style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font-name="Book Antiqua" fo:font-size="22pt" fo:language="en" fo:country="GB" style:font-size-asian="22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Didascalia" style:family="paragraph" style:parent-style-name="Standard" style:next-style-name="Standard">
      <style:paragraph-properties fo:text-align="center" style:justify-single-word="false"/>
      <style:text-properties fo:color="#000080" style:font-name="CaslonOpnface BT" fo:font-size="15pt" fo:text-shadow="1pt 1pt" style:font-size-asian="15pt"/>
    </style:style>
    <style:style style:name="Corpo_20_del_20_testo_20_2" style:display-name="Corpo del testo 2" style:family="paragraph" style:parent-style-name="Standard">
      <style:paragraph-properties fo:text-align="center" style:justify-single-word="false"/>
      <style:text-properties fo:font-variant="small-caps" style:font-name="Bookman Old Style" fo:font-size="14pt" style:font-size-asian="14pt"/>
    </style:style>
    <style:style style:name="Corpo_20_del_20_testo_20_3" style:display-name="Corpo del testo 3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font-size="14pt" fo:language="en" fo:country="GB" style:font-size-asian="14pt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arattere_20_predefinito_20_paragrafo" style:display-name="Carattere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Massimiliano Pippi</meta:initial-creator>
    <meta:creation-date>2010-06-08T15:26:51</meta:creation-date>
    <dc:creator>Massimiliano Pippi</dc:creator>
    <dc:date>2010-08-06T18:33:02</dc:date>
    <dc:language>it-IT</dc:language>
    <meta:editing-cycles>20</meta:editing-cycles>
    <meta:editing-duration>PT1H9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32" meta:character-count="255"/>
  </office:meta>
</office:document-meta>
</file>